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64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入力順 : 20, 5, 15, 22, 40, 3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[3, 5, 15, 20, 22, 40]</text:p>
            <text:p> 0  1  2    3   4   5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i + 1 and 2i + 2, and its parent is at index floor((i-1)/2). 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2i+1</text:p>
          </table:table-cell>
          <table:table-cell office:value-type="string" calcext:value-type="string">
            <text:p>2i+2</text:p>
          </table:table-cell>
          <table:table-cell office:value-type="string" calcext:value-type="string">
            <text:p>floor(i-1)/2</text:p>
          </table:table-cell>
          <table:table-cell table:number-columns-repeated="1020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2*[.$A9]+1" office:value-type="float" office:value="1" calcext:value-type="float">
            <text:p>1</text:p>
          </table:table-cell>
          <table:table-cell table:formula="of:=2*[.$A9]+2" office:value-type="float" office:value="2" calcext:value-type="float">
            <text:p>2</text:p>
          </table:table-cell>
          <table:table-cell table:formula="of:=FLOOR(([.$A9]-1)/2)" office:value-type="float" office:value="-1" calcext:value-type="float">
            <text:p>-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2*[.$A10]+1" office:value-type="float" office:value="3" calcext:value-type="float">
            <text:p>3</text:p>
          </table:table-cell>
          <table:table-cell table:formula="of:=2*[.$A10]+2" office:value-type="float" office:value="4" calcext:value-type="float">
            <text:p>4</text:p>
          </table:table-cell>
          <table:table-cell table:formula="of:=FLOOR(([.$A10]-1)/2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2*[.$A11]+1" office:value-type="float" office:value="5" calcext:value-type="float">
            <text:p>5</text:p>
          </table:table-cell>
          <table:table-cell/>
          <table:table-cell table:formula="of:=FLOOR(([.$A11]-1)/2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/>
          <table:table-cell table:formula="of:=FLOOR(([.$A12]-1)/2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/>
          <table:table-cell table:formula="of:=FLOOR(([.$A13]-1)/2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/>
          <table:table-cell table:formula="of:=FLOOR(([.$A14]-1)/2)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Based on https://upload.wikimedia.org/wikipedia/commons/c/c4/Max-Heap-new.svg</text:p>
          </table:table-cell>
          <table:table-cell table:number-columns-repeated="102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1T21:06:34.372681145</meta:creation-date>
    <dc:date>2021-07-11T23:50:33.581855827</dc:date>
    <meta:editing-duration>PT2H8M43S</meta:editing-duration>
    <meta:editing-cycles>3</meta:editing-cycles>
    <meta:generator>LibreOffice/7.1.4.2$Linux_X86_64 LibreOffice_project/10$Build-2</meta:generator>
    <meta:document-statistic meta:table-count="1" meta:cell-count="30" meta:object-count="0"/>
  </office:meta>
</office:document-meta>
</file>